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063cce" officeooo:paragraph-rsid="00063cce"/>
    </style:style>
    <style:style style:name="P2" style:family="paragraph" style:parent-style-name="Text_20_body">
      <style:text-properties officeooo:rsid="00073edb" officeooo:paragraph-rsid="00073edb"/>
    </style:style>
    <style:style style:name="P3" style:family="paragraph" style:parent-style-name="Text_20_body">
      <style:text-properties officeooo:rsid="0009f668" officeooo:paragraph-rsid="0009f668"/>
    </style:style>
    <style:style style:name="P4" style:family="paragraph" style:parent-style-name="Text_20_body">
      <style:text-properties officeooo:rsid="00184835" officeooo:paragraph-rsid="00184835"/>
    </style:style>
    <style:style style:name="P5" style:family="paragraph" style:parent-style-name="Text_20_body">
      <style:text-properties officeooo:rsid="001871ef" officeooo:paragraph-rsid="001871ef"/>
    </style:style>
    <style:style style:name="P6" style:family="paragraph" style:parent-style-name="Text_20_body" style:list-style-name="L1">
      <style:text-properties officeooo:rsid="0008c8f9" officeooo:paragraph-rsid="0008c8f9"/>
    </style:style>
    <style:style style:name="P7" style:family="paragraph" style:parent-style-name="Text_20_body" style:list-style-name="L1">
      <style:text-properties officeooo:rsid="000cdc8f" officeooo:paragraph-rsid="000cdc8f"/>
    </style:style>
    <style:style style:name="P8" style:family="paragraph" style:parent-style-name="Text_20_body" style:list-style-name="L1">
      <style:text-properties officeooo:rsid="000dbdd0" officeooo:paragraph-rsid="000dbdd0"/>
    </style:style>
    <style:style style:name="P9" style:family="paragraph" style:parent-style-name="Text_20_body" style:list-style-name="L1">
      <style:text-properties officeooo:rsid="000f5b7a" officeooo:paragraph-rsid="000f5b7a"/>
    </style:style>
    <style:style style:name="P10" style:family="paragraph" style:parent-style-name="Text_20_body" style:list-style-name="L2">
      <style:text-properties officeooo:rsid="0016f09c" officeooo:paragraph-rsid="0016f09c"/>
    </style:style>
    <style:style style:name="P11" style:family="paragraph" style:parent-style-name="Text_20_body" style:list-style-name="L2">
      <style:text-properties officeooo:rsid="00173936" officeooo:paragraph-rsid="000fd9e5"/>
    </style:style>
    <style:style style:name="P12" style:family="paragraph" style:parent-style-name="Text_20_body" style:list-style-name="L2">
      <style:text-properties officeooo:rsid="00173936" officeooo:paragraph-rsid="00173936"/>
    </style:style>
    <style:style style:name="P13" style:family="paragraph" style:parent-style-name="Text_20_body" style:list-style-name="L2">
      <style:text-properties officeooo:rsid="00106aef" officeooo:paragraph-rsid="00106aef"/>
    </style:style>
    <style:style style:name="P14" style:family="paragraph" style:parent-style-name="Text_20_body" style:list-style-name="L2">
      <style:text-properties officeooo:rsid="00133894" officeooo:paragraph-rsid="00133894"/>
    </style:style>
    <style:style style:name="P15" style:family="paragraph" style:parent-style-name="Text_20_body" style:list-style-name="L2">
      <style:text-properties officeooo:rsid="00151187" officeooo:paragraph-rsid="00151187"/>
    </style:style>
    <style:style style:name="P16" style:family="paragraph" style:parent-style-name="Text_20_body" style:list-style-name="L2">
      <style:text-properties officeooo:rsid="00152171" officeooo:paragraph-rsid="00152171"/>
    </style:style>
    <style:style style:name="P17" style:family="paragraph" style:parent-style-name="Text_20_body">
      <style:text-properties officeooo:rsid="0009f668" officeooo:paragraph-rsid="0009f668"/>
    </style:style>
    <style:style style:name="P18" style:family="paragraph" style:parent-style-name="Text_20_body">
      <style:text-properties officeooo:rsid="0019ee5d" officeooo:paragraph-rsid="0019ee5d"/>
    </style:style>
    <style:style style:name="T1" style:family="text">
      <style:text-properties officeooo:rsid="000b98fb"/>
    </style:style>
    <style:style style:name="T2" style:family="text">
      <style:text-properties officeooo:rsid="0011f634"/>
    </style:style>
    <style:style style:name="T3" style:family="text">
      <style:text-properties officeooo:rsid="0016a6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ustavs Märchenwelt</text:p>
      <text:p text:style-name="P2">Facebookseite erstellen (Carsten)</text:p>
      <text:p text:style-name="P2">Logo (Carsten)</text:p>
      <text:p text:style-name="P2">Text (Carsten)</text:p>
      <text:p text:style-name="P2">Werbevideo mit Projektvorstellung filmen (Carsten Tamino)</text:p>
      <text:p text:style-name="P1">8 Personen</text:p>
      <text:list xml:id="list9197639381189482643" text:style-name="L1">
        <text:list-item>
          <text:p text:style-name="P6">Ritter</text:p>
        </text:list-item>
        <text:list-item>
          <text:p text:style-name="P6">Frosch</text:p>
        </text:list-item>
        <text:list-item>
          <text:p text:style-name="P6">Papst</text:p>
        </text:list-item>
        <text:list-item>
          <text:p text:style-name="P6">Prinzessin</text:p>
        </text:list-item>
        <text:list-item>
          <text:p text:style-name="P7">Drache</text:p>
        </text:list-item>
        <text:list-item>
          <text:p text:style-name="P8">Hexe</text:p>
        </text:list-item>
        <text:list-item>
          <text:p text:style-name="P9">König</text:p>
        </text:list-item>
        <text:list-item>
          <text:p text:style-name="P9"/>
        </text:list-item>
      </text:list>
      <text:p text:style-name="P1">8 Handlungen</text:p>
      <text:list xml:id="list4036107424620334708" text:style-name="L2">
        <text:list-item>
          <text:p text:style-name="P10">wurden gefoltert</text:p>
        </text:list-item>
        <text:list-item>
          <text:p text:style-name="P11">heirateten/brannten miteinander durch/küssten sich</text:p>
        </text:list-item>
        <text:list-item>
          <text:p text:style-name="P10">kämpften miteinander</text:p>
        </text:list-item>
        <text:list-item>
          <text:p text:style-name="P12">belagerten eine Burg</text:p>
        </text:list-item>
        <text:list-item>
          <text:p text:style-name="P13">lebten <text:span text:style-name="T2">glücklich</text:span> bis an ihr Lebensende</text:p>
        </text:list-item>
        <text:list-item>
          <text:p text:style-name="P14">suchten den heiligen Gral</text:p>
        </text:list-item>
        <text:list-item>
          <text:p text:style-name="P15">lösten ein Rätsel (vielleicht)</text:p>
        </text:list-item>
        <text:list-item>
          <text:p text:style-name="P16">bekamen das halbe Königreich geschenk<text:span text:style-name="T3">t</text:span></text:p>
        </text:list-item>
      </text:list>
      <text:p text:style-name="P3">= 16 Erzählerclips <text:span text:style-name="T1">(Tamino -&gt; Erzähler Gustav)</text:span></text:p>
      <text:p text:style-name="P18">Erzähler hat kurzes Intro: AHHH MEIN BUCH IST ZERFALLEN</text:p>
      <text:p text:style-name="P18">Erzähler hat kurzes Outro: SUPPPER!!! MEIN BUCH!!!!</text:p>
      <text:p text:style-name="P3"/>
      <text:p text:style-name="P4">Anstatt mehrere zur Auswahl fliegt es herum. Zufällige Windrichtung.</text:p>
      <text:p text:style-name="P5">Kommerziell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12:55:50.993414674</meta:creation-date>
    <dc:date>2016-03-21T13:33:55.224908322</dc:date>
    <meta:editing-duration>PT21M26S</meta:editing-duration>
    <meta:editing-cycles>22</meta:editing-cycles>
    <meta:generator>LibreOffice/5.0.5.2$Linux_X86_64 LibreOffice_project/00$Build-2</meta:generator>
    <meta:document-statistic meta:table-count="0" meta:image-count="0" meta:object-count="0" meta:page-count="1" meta:paragraph-count="28" meta:word-count="105" meta:character-count="686" meta:non-whitespace-character-count="624"/>
  </office:meta>
</office:document-meta>
</file>